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6376" calcext:value-type="float">
            <text:p>108.9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584" calcext:value-type="float">
            <text:p>108.6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8208" calcext:value-type="float">
            <text:p>106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302</text:p>
          </table:table-cell>
          <table:table-cell office:value-type="string" calcext:value-type="string">
            <text:p>TWDB:1042302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